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9db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9db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9db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9db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9db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9db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9db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9db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9db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9db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9db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9db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9db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9db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9db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9db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9db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Miguel Torres Gárate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6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45049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eddy Eloy Torres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1241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4.48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2" meta:non-whitespace-character-count="1002"/>
    <meta:template xlink:type="simple" xlink:actuate="onRequest" xlink:title="Normal" xlink:href=""/>
  </office:meta>
</office:document-meta>
</file>